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4da" officeooo:paragraph-rsid="000fe4da"/>
    </style:style>
    <style:style style:name="P2" style:family="paragraph" style:parent-style-name="Standard">
      <style:text-properties officeooo:rsid="00110766" officeooo:paragraph-rsid="00110766"/>
    </style:style>
    <style:style style:name="P3" style:family="paragraph" style:parent-style-name="Standard">
      <style:text-properties officeooo:rsid="00149167" officeooo:paragraph-rsid="00149167"/>
    </style:style>
    <style:style style:name="T1" style:family="text">
      <style:text-properties officeooo:rsid="00110766"/>
    </style:style>
    <style:style style:name="T2" style:family="text">
      <style:text-properties officeooo:rsid="00124316"/>
    </style:style>
    <style:style style:name="T3" style:family="text">
      <style:text-properties officeooo:rsid="0013e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Bloc methodo à merger avec le paragraphe d’avant; </text:p>
      <text:p text:style-name="P1">- On peut rajouter des exemples de la littérature</text:p>
      <text:p text:style-name="P1"/>
      <text:p text:style-name="P1">- <text:span text:style-name="T2">Peut développer l’intro sur l’estimateur</text:span></text:p>
      <text:p text:style-name="P1">---</text:p>
      <text:p text:style-name="P1"/>
      <text:p text:style-name="P1"/>
      <text:p text:style-name="P1">2.1: 8 en pleine lettre</text:p>
      <text:p text:style-name="P1"/>
      <text:p text:style-name="P1">2.2: balancer le pourquoi de la différence en discussion ? </text:p>
      <text:p text:style-name="P1"/>
      <text:p text:style-name="P1">2.3: Strong phylogenetic evolution → <text:span text:style-name="T1">inertia # brownian</text:span></text:p>
      <text:p text:style-name="P1"/>
      <text:p text:style-name="P1">2.4:</text:p>
      <text:p text:style-name="P1"/>
      <text:p text:style-name="P1"/>
      <text:p text:style-name="P1">---</text:p>
      <text:p text:style-name="P1"/>
      <text:p text:style-name="P1">Discussion:</text:p>
      <text:p text:style-name="P1"/>
      <text:p text:style-name="P2">→ TE content/GS evolution within flies associée au relation entre individu. Deux traits corrélés qui s’explique bien par la phylogénie; Est-ce que le mouvement brownian est la meilleure hypothèse. DNA, … Supplementary figure 3. Correction padj. </text:p>
      <text:p text:style-name="P2"/>
      <text:p text:style-name="P2">De novo: RepeatMasker, pour Kim … La pente… </text:p>
      <text:p text:style-name="P2"/>
      <text:p text:style-name="P2"/>
      <text:p text:style-name="P2">→ <text:span text:style-name="T2">No TE accumulation with Ne, </text:span></text:p>
      <text:p text:style-name="P2"/>
      <text:p text:style-name="P2">→ </text:p>
      <text:p text:style-name="P1"/>
      <text:p text:style-name="P1">→ <text:span text:style-name="T3">dS dans la littérature, on est dans une gamme de dS qui se rapproche des cas qui fonctionnent. DS trop grand tu satures. Branches trop longue. Discussion de l’échelle. </text:span></text:p>
      <text:p text:style-name="P1"/>
      <text:p text:style-name="P1"/>
      <text:p text:style-name="P1"/>
      <text:p text:style-name="P1">---- envoyage de talk</text:p>
      <text:p text:style-name="P1"/>
      <text:p text:style-name="P1"/>
      <text:p text:style-name="P3">Matériel coding frameshift …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4:09:37.351862694</meta:creation-date>
    <dc:date>2023-06-21T17:44:50.927000505</dc:date>
    <meta:editing-duration>PT17M7S</meta:editing-duration>
    <meta:editing-cycles>1</meta:editing-cycles>
    <meta:document-statistic meta:table-count="0" meta:image-count="0" meta:object-count="0" meta:page-count="1" meta:paragraph-count="17" meta:word-count="140" meta:character-count="841" meta:non-whitespace-character-count="711"/>
    <meta:generator>LibreOffice/7.3.7.2$Linux_X86_64 LibreOffice_project/30$Build-2</meta:generator>
  </office:meta>
</office:document-meta>
</file>